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742c" officeooo:paragraph-rsid="0014742c"/>
    </style:style>
    <style:style style:name="P2" style:family="paragraph" style:parent-style-name="Standard">
      <style:paragraph-properties fo:text-align="start" style:justify-single-word="false"/>
      <style:text-properties officeooo:rsid="0014742c" officeooo:paragraph-rsid="0014742c"/>
    </style:style>
    <style:style style:name="P3" style:family="paragraph" style:parent-style-name="Standard">
      <style:paragraph-properties fo:text-align="start" style:justify-single-word="false"/>
      <style:text-properties officeooo:paragraph-rsid="0014742c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742c" officeooo:paragraph-rsid="0014742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officeooo:rsid="0014742c" officeooo:paragraph-rsid="0014742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normal" officeooo:rsid="0014742c" officeooo:paragraph-rsid="0014742c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officeooo:rsid="0014742c" officeooo:paragraph-rsid="0014742c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bold" officeooo:rsid="0014742c" officeooo:paragraph-rsid="0014742c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fo:font-style="normal" fo:font-weight="bold" officeooo:rsid="0014742c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DD Projet Epitech</text:p>
      <text:p text:style-name="P1"/>
      <text:p text:style-name="P1"/>
      <text:p text:style-name="P4">Introduction : (Speech du jeu)</text:p>
      <text:p text:style-name="P2"/>
      <text:p text:style-name="P2"/>
      <text:p text:style-name="P5">I) Conception fonctionnelle</text:p>
      <text:p text:style-name="P5"/>
      <text:p text:style-name="P7"/>
      <text:p text:style-name="P8">Univers: (Ambiance, thème, genre)</text:p>
      <text:p text:style-name="P8"/>
      <text:p text:style-name="P8">Histoire : (Contexte rapide, Dialogue ?)</text:p>
      <text:p text:style-name="P8"/>
      <text:p text:style-name="P8">Personnages : (Personnalités, idées)</text:p>
      <text:p text:style-name="P8"/>
      <text:p text:style-name="P8"/>
      <text:p text:style-name="P8"/>
      <text:p text:style-name="P6">II) Conception technique</text:p>
      <text:p text:style-name="P6"/>
      <text:p text:style-name="P8">Technologies: (Plateforme(s) cible(s), langages, outils)</text:p>
      <text:p text:style-name="P8"/>
      <text:p text:style-name="P8">Gameplay : (Type(s) de jeu, Niveaux, expérience utilisateur)</text:p>
      <text:p text:style-name="P8"/>
      <text:p text:style-name="P8">Level Design : (Type de niveaux, Quel souhait pour l’env)</text:p>
      <text:p text:style-name="P8"/>
      <text:p text:style-name="P8">UX : (Interface utilisateur)</text:p>
      <text:p text:style-name="P8"/>
      <text:p text:style-name="P8">Audio : (Audio dans le jeu ? Créations originales ? Libre de droits?)</text:p>
      <text:p text:style-name="P8"/>
      <text:p text:style-name="P3"><text:span text:style-name="T1">Distribution : </text:span><text:span text:style-name="T2">(Méthode de distribution et de promotion du jeu) 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0:25:51.890000000</meta:creation-date>
    <dc:date>2020-06-11T10:44:44.702000000</dc:date>
    <meta:editing-duration>PT5M52S</meta:editing-duration>
    <meta:editing-cycles>1</meta:editing-cycles>
    <meta:document-statistic meta:table-count="0" meta:image-count="0" meta:object-count="0" meta:page-count="1" meta:paragraph-count="13" meta:word-count="78" meta:character-count="542" meta:non-whitespace-character-count="476"/>
    <meta:generator>LibreOffice/6.0.7.3$Windows_X86_64 LibreOffice_project/dc89aa7a9eabfd848af146d5086077aeed2ae4a5</meta:generator>
  </office:meta>
</office:document-meta>
</file>